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P1" style:family="paragraph" style:parent-style-name="Normal">
      <style:paragraph-properties fo:text-align="center"/>
    </style:style>
  </office:automatic-styles>
  <office:body>
    <office:text>
      <text:p text:style-name="P1">Part 1</text:p>
      <text:p text:style-name="P1">•••</text:p>
      <text:p text:style-name="P1">1.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heart suddenly tightening reminded her that today was Monday. She would have to go to school again.</text:p>
      <text:p text:style-name="Normal">“... Sigh.”</text:p>
      <text:p text:style-name="Normal">Not that that was a pressing matter yet. For now, she was content just staring at the ceiling.</text:p>
      <text:p text:style-name="Normal">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1.2</text:p>
      <text:p text:style-name="P1"/>
      <text:p text:style-name="Normal">Do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herself around others was one of them. That was just as well though;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heed i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In fact, her heart was beating so loudly it wouldn’t be strange if you could hear it yourself. And her eyes, they were looking at everything except for you.</text:p>
      <text:p text:style-name="Normal">“Um... S-so, what are you doing here?” she ventured to ask, her voice reaching a higher pitch with every word.</text:p>
      <text:p text:style-name="Normal">Your answer was to raise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she couldn’t quite remember, as her mind was rather busy trying not to freak out. Still, she searched.</text:p>
      <text:p text:style-name="Normal">“...”</text:p>
      <text:p text:style-name="Normal">Anxiously, she searched. She didn’t have to look very far: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Uh?”</text:p>
      <text:p text:style-name="Normal">“I mean, for Literature, when we’ll analyse these texts... I said we’d be doing that in groups earlier, is that what’s worry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N-not really! I don’t really mind working with others, actually!” The truth would have made her look bad. Normally, learning that she’d have to form a group would have awakened her inner ostrich and have her search for a hole to bury her head in.</text:p>
      <text:p text:style-name="Normal">She thought she was a good actor, but you didn’t look convinced. “Hmmm...” you tilted your head.</text:p>
      <text:p text:style-name="Normal">She tilted her head too: “?”</text:p>
      <text:p text:style-name="Normal">“Hey, I have an idea,” and, looking her dead in the eye, “let’s make a group, you and me.”</text:p>
      <text:p text:style-name="Normal">“...Huh?!”</text:p>
      <text:p text:style-name="Normal"><text:span text:style-name="T1">W-wait! No! I’m not ready!! I can’t! W-we haven’t even held hands yet...!! <text:s text:c="1"/></text:span>Your statement sent her imagination into overdrive, and she was imagining your future together.</text:p>
      <text:p text:style-name="Normal">“Ah, I mean it’s fine if you don’t want to,” you followed up.</text:p>
      <text:p text:style-name="Normal">“N-no, it’s okay, let’s do that!”</text:p>
      <text:p text:style-name="Normal">And so it was decided: the two of you would form a group.</text:p>
      <text:p text:style-name="Normal">You reached the classroom not long after,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